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2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shield_recovery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_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_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_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_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_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string">
            <text:p>10.f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3/20/2016</text:date>, <text:time>19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0T19:13:06.55</dc:date>
    <meta:editing-duration>PT9M36S</meta:editing-duration>
    <meta:editing-cycles>33</meta:editing-cycles>
    <dc:creator>Wister </dc:creator>
    <meta:document-statistic meta:table-count="1" meta:cell-count="132" meta:object-count="0"/>
  </office:meta>
</office:document-meta>
</file>